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e9b" officeooo:paragraph-rsid="00078e9b"/>
    </style:style>
    <style:style style:name="P2" style:family="paragraph" style:parent-style-name="Standard">
      <style:text-properties officeooo:rsid="00078e9b" officeooo:paragraph-rsid="00078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logie di accessi:</text:p>
      <text:p text:style-name="P1"/>
      <text:p text:style-name="P1">1 lavoratore autorizzato</text:p>
      <text:p text:style-name="P1"/>
      <text:p text:style-name="P1">2 visitatore</text:p>
      <text:p text:style-name="P1"/>
      <text:p text:style-name="P1">3 autista/rifornitore </text:p>
      <text:p text:style-name="P1"/>
      <text:p text:style-name="P1">4 tecnico manutentore</text:p>
      <text:p text:style-name="P1"/>
      <text:p text:style-name="P1"/>
      <text:p text:style-name="P1">https://blog.minhazav.dev/QR-and-barcode-scanner-using-html-and-javascript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08:05:44.833742495</meta:creation-date>
    <dc:date>2022-06-13T14:53:04.203258762</dc:date>
    <meta:editing-duration>PT5H16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4" meta:character-count="175" meta:non-whitespace-character-count="166"/>
  </office:meta>
</office:document-meta>
</file>